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92fd" officeooo:paragraph-rsid="001c92f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92fd" officeooo:paragraph-rsid="0020e72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f7a40" officeooo:paragraph-rsid="001f7a4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c92fd" officeooo:paragraph-rsid="001c92f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c92fd" officeooo:paragraph-rsid="001c92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c92fd" officeooo:paragraph-rsid="001df0d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df0d9" officeooo:paragraph-rsid="001df0d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2pt" fo:font-weight="normal" officeooo:rsid="001c92fd" officeooo:paragraph-rsid="001df0d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2pt" fo:font-weight="normal" officeooo:rsid="001df0d9" officeooo:paragraph-rsid="001df0d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c92fd" officeooo:paragraph-rsid="001c92f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0e726" officeooo:paragraph-rsid="0020e72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bold" officeooo:rsid="001f7a40" officeooo:paragraph-rsid="0020e726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0e726" officeooo:paragraph-rsid="0020e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2pt" fo:font-weight="normal" officeooo:rsid="0020e726" officeooo:paragraph-rsid="0020e7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size="12pt" fo:font-weight="normal" officeooo:rsid="0020e726" officeooo:paragraph-rsid="0020e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size="12pt" fo:font-weight="normal" officeooo:rsid="0020e726" officeooo:paragraph-rsid="0021ebb5" style:font-size-asian="10.5pt" style:font-weight-asian="normal" style:font-size-complex="12pt" style:font-weight-complex="normal"/>
    </style:style>
    <style:style style:name="T1" style:family="text">
      <style:text-properties officeooo:rsid="001c92fd"/>
    </style:style>
    <style:style style:name="T2" style:family="text">
      <style:text-properties officeooo:rsid="001df0d9"/>
    </style:style>
    <style:style style:name="T3" style:family="text">
      <style:text-properties officeooo:rsid="001ec825"/>
    </style:style>
    <style:style style:name="T4" style:family="text">
      <style:text-properties officeooo:rsid="0020e726"/>
    </style:style>
    <style:style style:name="T5" style:family="text">
      <style:text-properties officeooo:rsid="0021e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ción tablas y features a usar</text:p>
      <text:p text:style-name="P1"/>
      <text:p text:style-name="P3">Primer Sprint:</text:p>
      <text:p text:style-name="P3"/>
      <text:p text:style-name="P4">Los datos a usar <text:span text:style-name="T2">inicialmente </text:span>son los referentes a los siguientes modelos:</text:p>
      <text:p text:style-name="P4"/>
      <text:p text:style-name="P5">+ Dashboard/project/trivia</text:p>
      <text:p text:style-name="P8">Trivia → obtenemos todas las trivias que <text:span text:style-name="T2">están</text:span> publicadas en el momento</text:p>
      <text:p text:style-name="P8"/>
      <text:p text:style-name="P6"><text:span text:style-name="T2">+ main/competitors</text:span></text:p>
      <text:p text:style-name="P6"><text:span text:style-name="T2"><text:tab/>Competitor → </text:span>obtenemos todas las trivias <text:span text:style-name="T2">a las que el usuario se ha suscrito</text:span></text:p>
      <text:p text:style-name="P9"/>
      <text:p text:style-name="P7">Ahora de esas trivias seleccionamos <text:span text:style-name="T3">los siguientes features</text:span>:</text:p>
      <text:p text:style-name="P6"/>
      <text:p text:style-name="P5"><text:tab/>- <text:span text:style-name="T2">TagsKey de Segmentos, Categoría y Actividades</text:span></text:p>
      <text:p text:style-name="P8">- <text:s/><text:span text:style-name="T2">TagsKey de Palabras</text:span></text:p>
      <text:p text:style-name="P8">- <text:s/><text:span text:style-name="T2">Número máximo de competidores</text:span></text:p>
      <text:p text:style-name="P8">- <text:s/><text:span text:style-name="T2">Número de premios</text:span></text:p>
      <text:p text:style-name="P8">- <text:s/><text:span text:style-name="T2">Fecha y hora de inicio</text:span></text:p>
      <text:p text:style-name="P8">- <text:s/><text:span text:style-name="T2">Nombre de las marcas asociadas a la trivia</text:span></text:p>
      <text:p text:style-name="P8">- <text:s/><text:span text:style-name="T2">Tipo de pregunta</text:span></text:p>
      <text:p text:style-name="P8">- <text:s/><text:span text:style-name="T2">Cantidad de opciones correctas</text:span></text:p>
      <text:p text:style-name="P8">- <text:s/><text:span text:style-name="T2">Cantidad de preguntas</text:span></text:p>
      <text:p text:style-name="P8">- <text:s/><text:span text:style-name="T2">Cantidad de opciones</text:span></text:p>
      <text:p text:style-name="P8">- <text:s/><text:span text:style-name="T2">Cantidad de ganadores</text:span></text:p>
      <text:p text:style-name="P10"/>
      <text:p text:style-name="P2"/>
      <text:p text:style-name="P12"><text:span text:style-name="T4">Segundo</text:span> Sprint:</text:p>
      <text:p text:style-name="P12"/>
      <text:p text:style-name="P11">Se añadieron los siguientes modelos:</text:p>
      <text:p text:style-name="P11"/>
      <text:p text:style-name="P13">+ <text:span text:style-name="T2">main/competitors</text:span></text:p>
      <text:p text:style-name="P14">CompetitorInterest → obtenemos la informacion referente al interes de un usuario con respecto a una trivia</text:p>
      <text:p text:style-name="P14"/>
      <text:p text:style-name="P11"><text:tab/><text:span text:style-name="T2">Ahora de esas trivias </text:span>se agregaron los<text:span text:style-name="T2"> siguientes features:</text:span></text:p>
      <text:p text:style-name="P11"><text:tab/><text:tab/></text:p>
      <text:p text:style-name="P14">- Tipo de premio</text:p>
      <text:p text:style-name="P14">- Cantidad de usuarios que se han suscrito a esa trivia</text:p>
      <text:p text:style-name="P14">- Cantidad de usuarios que se han desuscrito a esa trivia</text:p>
      <text:p text:style-name="P14">- El valor entre el número de usuarios suscritos y el numero máximo de participantes</text:p>
      <text:p text:style-name="P14">- <text:span text:style-name="T5">Valor relativo a cuantas veces han visto el info de una trivia</text:span></text:p>
      <text:p text:style-name="P14">- <text:span text:style-name="T5">Valor relativo a cuantas veces un usuario particular ha visto el info de una trivia</text:span></text:p>
      <text:p text:style-name="P14">- <text:span text:style-name="T5">La valoración de una trivia según las acciones de un usuario</text:span></text:p>
      <text:p text:style-name="P15">* <text:span text:style-name="T5">Si la abandono es -2</text:span></text:p>
      <text:p text:style-name="P15">* <text:span text:style-name="T5">Si se desuscribe es -1</text:span></text:p>
      <text:p text:style-name="P15">* <text:span text:style-name="T5">Si no la ha visto es 0</text:span></text:p>
      <text:p text:style-name="P16"><text:soft-page-break/>* <text:span text:style-name="T5">Si vio el info de la trivia es 1</text:span></text:p>
      <text:p text:style-name="P16"><text:span text:style-name="T5">* Si se suscribe a la trivia es 2</text:span></text:p>
      <text:p text:style-name="P16"><text:span text:style-name="T5">* Si jugó la trivia es 3</text:span></text:p>
      <text:p text:style-name="P16"><text:span text:style-name="T5">* Si finalizó la trivia es 4 </text:span></text:p>
      <text:p text:style-name="P14"/>
      <text:p text:style-name="P13">Se elimino el siguiente feature:</text:p>
      <text:p text:style-name="P13"><text:tab/><text:span text:style-name="T1">- <text:s/>Fecha y hora de inicio </text:span>ya que al modificar el publishedManager no es necesario</text:p>
      <text:p text:style-name="P14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4:11:30.339837142</meta:creation-date>
    <dc:date>2020-01-29T15:47:26.345656293</dc:date>
    <meta:editing-duration>PT23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03" meta:character-count="1653" meta:non-whitespace-character-count="1372"/>
  </office:meta>
</office:document-meta>
</file>